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startF</text:p>
          </table:table-cell>
          <table:table-cell office:value-type="string" calcext:value-type="string">
            <text:p>stopF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lou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formula="of:=(8*[.A2])+306" office:value-type="float" office:value="474" calcext:value-type="float">
            <text:p>47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formula="of:=(8*[.A3])+306" office:value-type="float" office:value="482" calcext:value-type="float">
            <text:p>48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formula="of:=(8*[.A4])+306" office:value-type="float" office:value="490" calcext:value-type="float">
            <text:p>49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  <table:table-cell table:formula="of:=(8*[.A5])+306" office:value-type="float" office:value="498" calcext:value-type="float">
            <text:p>49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  <table:table-cell table:formula="of:=(8*[.A6])+306" office:value-type="float" office:value="506" calcext:value-type="float">
            <text:p>50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table:formula="of:=(8*[.A7])+306" office:value-type="float" office:value="514" calcext:value-type="float">
            <text:p>51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formula="of:=(8*[.A8])+306" office:value-type="float" office:value="522" calcext:value-type="float">
            <text:p>52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  <table:table-cell table:formula="of:=(8*[.A9])+306" office:value-type="float" office:value="530" calcext:value-type="float">
            <text:p>5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  <table:table-cell table:formula="of:=(8*[.A10])+306" office:value-type="float" office:value="538" calcext:value-type="float">
            <text:p>53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  <table:table-cell table:formula="of:=(8*[.A11])+306" office:value-type="float" office:value="546" calcext:value-type="float">
            <text:p>54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table:formula="of:=(8*[.A12])+306" office:value-type="float" office:value="554" calcext:value-type="float">
            <text:p>55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table:formula="of:=(8*[.A13])+306" office:value-type="float" office:value="562" calcext:value-type="float">
            <text:p>56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  <table:table-cell table:formula="of:=(8*[.A14])+306" office:value-type="float" office:value="570" calcext:value-type="float">
            <text:p>5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  <table:table-cell table:formula="of:=(8*[.A15])+306" office:value-type="float" office:value="578" calcext:value-type="float">
            <text:p>57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  <table:table-cell table:formula="of:=(8*[.A16])+306" office:value-type="float" office:value="586" calcext:value-type="float">
            <text:p>58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  <table:table-cell table:formula="of:=(8*[.A17])+306" office:value-type="float" office:value="594" calcext:value-type="float">
            <text:p>59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  <table:table-cell table:formula="of:=(8*[.A18])+306" office:value-type="float" office:value="602" calcext:value-type="float">
            <text:p>6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formula="of:=(8*[.A19])+306" office:value-type="float" office:value="610" calcext:value-type="float">
            <text:p>6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  <table:table-cell table:formula="of:=(8*[.A20])+306" office:value-type="float" office:value="618" calcext:value-type="float">
            <text:p>61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formula="of:=(8*[.A21])+306" office:value-type="float" office:value="626" calcext:value-type="float">
            <text:p>62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  <table:table-cell table:formula="of:=(8*[.A22])+306" office:value-type="float" office:value="634" calcext:value-type="float">
            <text:p>63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  <table:table-cell table:formula="of:=(8*[.A23])+306" office:value-type="float" office:value="642" calcext:value-type="float">
            <text:p>64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table:formula="of:=(8*[.A24])+306" office:value-type="float" office:value="650" calcext:value-type="float">
            <text:p>65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  <table:table-cell table:formula="of:=(8*[.A25])+306" office:value-type="float" office:value="658" calcext:value-type="float">
            <text:p>65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  <table:table-cell table:formula="of:=(8*[.A26])+306" office:value-type="float" office:value="666" calcext:value-type="float">
            <text:p>66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  <table:table-cell table:formula="of:=(8*[.A27])+306" office:value-type="float" office:value="674" calcext:value-type="float">
            <text:p>67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  <table:table-cell table:formula="of:=(8*[.A28])+306" office:value-type="float" office:value="682" calcext:value-type="float">
            <text:p>68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formula="of:=(8*[.A29])+306" office:value-type="float" office:value="690" calcext:value-type="float">
            <text:p>69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formula="of:=(8*[.A30])+306" office:value-type="float" office:value="698" calcext:value-type="float">
            <text:p>69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  <table:table-cell table:formula="of:=(8*[.A31])+306" office:value-type="float" office:value="706" calcext:value-type="float">
            <text:p>70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her</text:p>
          </table:table-cell>
          <table:table-cell table:formula="of:=(8*[.A32])+306" office:value-type="float" office:value="714" calcext:value-type="float">
            <text:p>71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  <table:table-cell table:formula="of:=(8*[.A33])+306" office:value-type="float" office:value="722" calcext:value-type="float">
            <text:p>72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  <table:table-cell table:formula="of:=(8*[.A34])+306" office:value-type="float" office:value="730" calcext:value-type="float">
            <text:p>7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  <table:table-cell table:formula="of:=(8*[.A35])+306" office:value-type="float" office:value="738" calcext:value-type="float">
            <text:p>73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  <table:table-cell table:formula="of:=(8*[.A36])+306" office:value-type="float" office:value="746" calcext:value-type="float">
            <text:p>74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  <table:table-cell table:formula="of:=(8*[.A37])+306" office:value-type="float" office:value="754" calcext:value-type="float">
            <text:p>75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ther</text:p>
          </table:table-cell>
          <table:table-cell table:formula="of:=(8*[.A38])+306" office:value-type="float" office:value="762" calcext:value-type="float">
            <text:p>76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  <table:table-cell table:formula="of:=(8*[.A39])+306" office:value-type="float" office:value="770" calcext:value-type="float">
            <text:p>7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ther</text:p>
          </table:table-cell>
          <table:table-cell table:formula="of:=(8*[.A40])+306" office:value-type="float" office:value="778" calcext:value-type="float">
            <text:p>77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  <table:table-cell table:formula="of:=(8*[.A41])+306" office:value-type="float" office:value="786" calcext:value-type="float">
            <text:p>78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0:18:08.368814468</meta:creation-date>
    <dc:date>2024-04-25T10:31:31.588753216</dc:date>
    <meta:editing-duration>PT15M14S</meta:editing-duration>
    <meta:editing-cycles>4</meta:editing-cycles>
    <meta:generator>LibreOffice/7.3.7.2$Linux_X86_64 LibreOffice_project/30$Build-2</meta:generator>
    <meta:document-statistic meta:table-count="1" meta:cell-count="206" meta:object-count="0"/>
  </office:meta>
</office:document-meta>
</file>